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6.103cm" svg:height="9.005cm" svg:x="7.653cm" svg:y="72.699cm">
            <draw:object draw:notify-on-update-of-ranges="Feuille1.A2:Feuille1.A181 Feuille1.B2:Feuille1.B1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.551cm" svg:height="9.005cm" svg:x="7.71cm" svg:y="63.296cm">
            <draw:object draw:notify-on-update-of-ranges="Feuille1.A2:Feuille1.A181 Feuille1.C2:Feuille1.C1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Sans Seuil</text:p>
          </table:table-cell>
          <table:table-cell office:value-type="string" calcext:value-type="string">
            <text:p>Seu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087" calcext:value-type="float">
            <text:p>24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3100" calcext:value-type="float">
            <text:p>333100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687" calcext:value-type="float">
            <text:p>345687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705" calcext:value-type="float">
            <text:p>345705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3231" calcext:value-type="float">
            <text:p>34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029" calcext:value-type="float">
            <text:p>33902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9029" calcext:value-type="float">
            <text:p>33902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9769" calcext:value-type="float">
            <text:p>349769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2415" calcext:value-type="float">
            <text:p>35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2415" calcext:value-type="float">
            <text:p>35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9235" calcext:value-type="float">
            <text:p>339235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9235" calcext:value-type="float">
            <text:p>339235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2328" calcext:value-type="float">
            <text:p>342328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7564" calcext:value-type="float">
            <text:p>347564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7564" calcext:value-type="float">
            <text:p>347564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6538" calcext:value-type="float">
            <text:p>316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6538" calcext:value-type="float">
            <text:p>316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6538" calcext:value-type="float">
            <text:p>316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4729" calcext:value-type="float">
            <text:p>334729</text:p>
          </table:table-cell>
          <table:table-cell office:value-type="float" office:value="14535" calcext:value-type="float">
            <text:p>145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1362" calcext:value-type="float">
            <text:p>331362</text:p>
          </table:table-cell>
          <table:table-cell office:value-type="float" office:value="13770" calcext:value-type="float">
            <text:p>137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1362" calcext:value-type="float">
            <text:p>331362</text:p>
          </table:table-cell>
          <table:table-cell office:value-type="float" office:value="13770" calcext:value-type="float">
            <text:p>137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2651" calcext:value-type="float">
            <text:p>352651</text:p>
          </table:table-cell>
          <table:table-cell office:value-type="float" office:value="18615" calcext:value-type="float">
            <text:p>186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7492" calcext:value-type="float">
            <text:p>347492</text:p>
          </table:table-cell>
          <table:table-cell office:value-type="float" office:value="16065" calcext:value-type="float">
            <text:p>160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7034" calcext:value-type="float">
            <text:p>357034</text:p>
          </table:table-cell>
          <table:table-cell office:value-type="float" office:value="18615" calcext:value-type="float">
            <text:p>18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8911" calcext:value-type="float">
            <text:p>368911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8911" calcext:value-type="float">
            <text:p>368911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8241" calcext:value-type="float">
            <text:p>338241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2606" calcext:value-type="float">
            <text:p>342606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2606" calcext:value-type="float">
            <text:p>342606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3768" calcext:value-type="float">
            <text:p>343768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5118" calcext:value-type="float">
            <text:p>355118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5118" calcext:value-type="float">
            <text:p>355118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7704" calcext:value-type="float">
            <text:p>367704</text:p>
          </table:table-cell>
          <table:table-cell office:value-type="float" office:value="12240" calcext:value-type="float">
            <text:p>122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7704" calcext:value-type="float">
            <text:p>367704</text:p>
          </table:table-cell>
          <table:table-cell office:value-type="float" office:value="12240" calcext:value-type="float">
            <text:p>122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3004" calcext:value-type="float">
            <text:p>373004</text:p>
          </table:table-cell>
          <table:table-cell office:value-type="float" office:value="27030" calcext:value-type="float">
            <text:p>270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3004" calcext:value-type="float">
            <text:p>373004</text:p>
          </table:table-cell>
          <table:table-cell office:value-type="float" office:value="27030" calcext:value-type="float">
            <text:p>270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3004" calcext:value-type="float">
            <text:p>373004</text:p>
          </table:table-cell>
          <table:table-cell office:value-type="float" office:value="27030" calcext:value-type="float">
            <text:p>270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3207" calcext:value-type="float">
            <text:p>373207</text:p>
          </table:table-cell>
          <table:table-cell office:value-type="float" office:value="37230" calcext:value-type="float">
            <text:p>372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3207" calcext:value-type="float">
            <text:p>373207</text:p>
          </table:table-cell>
          <table:table-cell office:value-type="float" office:value="37230" calcext:value-type="float">
            <text:p>372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3207" calcext:value-type="float">
            <text:p>373207</text:p>
          </table:table-cell>
          <table:table-cell office:value-type="float" office:value="37230" calcext:value-type="float">
            <text:p>372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3277" calcext:value-type="float">
            <text:p>313277</text:p>
          </table:table-cell>
          <table:table-cell office:value-type="float" office:value="42840" calcext:value-type="float">
            <text:p>428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5506" calcext:value-type="float">
            <text:p>375506</text:p>
          </table:table-cell>
          <table:table-cell office:value-type="float" office:value="61200" calcext:value-type="float">
            <text:p>61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5506" calcext:value-type="float">
            <text:p>375506</text:p>
          </table:table-cell>
          <table:table-cell office:value-type="float" office:value="61200" calcext:value-type="float">
            <text:p>612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5506" calcext:value-type="float">
            <text:p>375506</text:p>
          </table:table-cell>
          <table:table-cell office:value-type="float" office:value="61200" calcext:value-type="float">
            <text:p>6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6211" calcext:value-type="float">
            <text:p>396211</text:p>
          </table:table-cell>
          <table:table-cell office:value-type="float" office:value="154530" calcext:value-type="float">
            <text:p>1545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6211" calcext:value-type="float">
            <text:p>396211</text:p>
          </table:table-cell>
          <table:table-cell office:value-type="float" office:value="154530" calcext:value-type="float">
            <text:p>1545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6211" calcext:value-type="float">
            <text:p>396211</text:p>
          </table:table-cell>
          <table:table-cell office:value-type="float" office:value="154530" calcext:value-type="float">
            <text:p>1545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1330" calcext:value-type="float">
            <text:p>401330</text:p>
          </table:table-cell>
          <table:table-cell office:value-type="float" office:value="184620" calcext:value-type="float">
            <text:p>1846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1330" calcext:value-type="float">
            <text:p>401330</text:p>
          </table:table-cell>
          <table:table-cell office:value-type="float" office:value="184620" calcext:value-type="float">
            <text:p>1846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7380" calcext:value-type="float">
            <text:p>397380</text:p>
          </table:table-cell>
          <table:table-cell office:value-type="float" office:value="306255" calcext:value-type="float">
            <text:p>3062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7380" calcext:value-type="float">
            <text:p>397380</text:p>
          </table:table-cell>
          <table:table-cell office:value-type="float" office:value="306255" calcext:value-type="float">
            <text:p>3062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8253" calcext:value-type="float">
            <text:p>388253</text:p>
          </table:table-cell>
          <table:table-cell office:value-type="float" office:value="310335" calcext:value-type="float">
            <text:p>3103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5842" calcext:value-type="float">
            <text:p>385842</text:p>
          </table:table-cell>
          <table:table-cell office:value-type="float" office:value="342720" calcext:value-type="float">
            <text:p>3427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5842" calcext:value-type="float">
            <text:p>385842</text:p>
          </table:table-cell>
          <table:table-cell office:value-type="float" office:value="342720" calcext:value-type="float">
            <text:p>3427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5442" calcext:value-type="float">
            <text:p>385442</text:p>
          </table:table-cell>
          <table:table-cell office:value-type="float" office:value="342975" calcext:value-type="float">
            <text:p>3429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5442" calcext:value-type="float">
            <text:p>385442</text:p>
          </table:table-cell>
          <table:table-cell office:value-type="float" office:value="342975" calcext:value-type="float">
            <text:p>3429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2071" calcext:value-type="float">
            <text:p>412071</text:p>
          </table:table-cell>
          <table:table-cell office:value-type="float" office:value="398820" calcext:value-type="float">
            <text:p>3988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0869" calcext:value-type="float">
            <text:p>400869</text:p>
          </table:table-cell>
          <table:table-cell office:value-type="float" office:value="380205" calcext:value-type="float">
            <text:p>3802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0560" calcext:value-type="float">
            <text:p>390560</text:p>
          </table:table-cell>
          <table:table-cell office:value-type="float" office:value="367200" calcext:value-type="float">
            <text:p>367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8579" calcext:value-type="float">
            <text:p>398579</text:p>
          </table:table-cell>
          <table:table-cell office:value-type="float" office:value="347820" calcext:value-type="float">
            <text:p>3478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9939" calcext:value-type="float">
            <text:p>379939</text:p>
          </table:table-cell>
          <table:table-cell office:value-type="float" office:value="304980" calcext:value-type="float">
            <text:p>3049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9939" calcext:value-type="float">
            <text:p>379939</text:p>
          </table:table-cell>
          <table:table-cell office:value-type="float" office:value="304980" calcext:value-type="float">
            <text:p>3049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0211" calcext:value-type="float">
            <text:p>380211</text:p>
          </table:table-cell>
          <table:table-cell office:value-type="float" office:value="265965" calcext:value-type="float">
            <text:p>2659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4616" calcext:value-type="float">
            <text:p>364616</text:p>
          </table:table-cell>
          <table:table-cell office:value-type="float" office:value="204510" calcext:value-type="float">
            <text:p>2045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4616" calcext:value-type="float">
            <text:p>364616</text:p>
          </table:table-cell>
          <table:table-cell office:value-type="float" office:value="204510" calcext:value-type="float">
            <text:p>2045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4616" calcext:value-type="float">
            <text:p>364616</text:p>
          </table:table-cell>
          <table:table-cell office:value-type="float" office:value="204510" calcext:value-type="float">
            <text:p>2045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3924" calcext:value-type="float">
            <text:p>373924</text:p>
          </table:table-cell>
          <table:table-cell office:value-type="float" office:value="95880" calcext:value-type="float">
            <text:p>958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3924" calcext:value-type="float">
            <text:p>373924</text:p>
          </table:table-cell>
          <table:table-cell office:value-type="float" office:value="95880" calcext:value-type="float">
            <text:p>958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4269" calcext:value-type="float">
            <text:p>364269</text:p>
          </table:table-cell>
          <table:table-cell office:value-type="float" office:value="62475" calcext:value-type="float">
            <text:p>624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0190" calcext:value-type="float">
            <text:p>350190</text:p>
          </table:table-cell>
          <table:table-cell office:value-type="float" office:value="34680" calcext:value-type="float">
            <text:p>346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0190" calcext:value-type="float">
            <text:p>350190</text:p>
          </table:table-cell>
          <table:table-cell office:value-type="float" office:value="34680" calcext:value-type="float">
            <text:p>346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8538" calcext:value-type="float">
            <text:p>358538</text:p>
          </table:table-cell>
          <table:table-cell office:value-type="float" office:value="20910" calcext:value-type="float">
            <text:p>209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8538" calcext:value-type="float">
            <text:p>358538</text:p>
          </table:table-cell>
          <table:table-cell office:value-type="float" office:value="20910" calcext:value-type="float">
            <text:p>209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3772" calcext:value-type="float">
            <text:p>353772</text:p>
          </table:table-cell>
          <table:table-cell office:value-type="float" office:value="16830" calcext:value-type="float">
            <text:p>168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4615" calcext:value-type="float">
            <text:p>334615</text:p>
          </table:table-cell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4615" calcext:value-type="float">
            <text:p>334615</text:p>
          </table:table-cell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9339" calcext:value-type="float">
            <text:p>339339</text:p>
          </table:table-cell>
          <table:table-cell office:value-type="float" office:value="23970" calcext:value-type="float">
            <text:p>239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6896" calcext:value-type="float">
            <text:p>336896</text:p>
          </table:table-cell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30087" calcext:value-type="float">
            <text:p>330087</text:p>
          </table:table-cell>
          <table:table-cell office:value-type="float" office:value="15045" calcext:value-type="float">
            <text:p>150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1070" calcext:value-type="float">
            <text:p>32107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2269" calcext:value-type="float">
            <text:p>232269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5994" calcext:value-type="float">
            <text:p>255994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4243" calcext:value-type="float">
            <text:p>314243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6103" calcext:value-type="float">
            <text:p>326103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7809" calcext:value-type="float">
            <text:p>327809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4667" calcext:value-type="float">
            <text:p>324667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3416" calcext:value-type="float">
            <text:p>323416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3416" calcext:value-type="float">
            <text:p>323416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7908" calcext:value-type="float">
            <text:p>337908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9314" calcext:value-type="float">
            <text:p>339314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9314" calcext:value-type="float">
            <text:p>339314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7055" calcext:value-type="float">
            <text:p>327055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7055" calcext:value-type="float">
            <text:p>327055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6950" calcext:value-type="float">
            <text:p>336950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9120" calcext:value-type="float">
            <text:p>33912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9120" calcext:value-type="float">
            <text:p>33912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18951" calcext:value-type="float">
            <text:p>318951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8951" calcext:value-type="float">
            <text:p>318951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8951" calcext:value-type="float">
            <text:p>318951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5439" calcext:value-type="float">
            <text:p>335439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0560" calcext:value-type="float">
            <text:p>330560</text:p>
          </table:table-cell>
          <table:table-cell office:value-type="float" office:value="17595" calcext:value-type="float">
            <text:p>1759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0560" calcext:value-type="float">
            <text:p>330560</text:p>
          </table:table-cell>
          <table:table-cell office:value-type="float" office:value="17595" calcext:value-type="float">
            <text:p>175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9652" calcext:value-type="float">
            <text:p>349652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5476" calcext:value-type="float">
            <text:p>345476</text:p>
          </table:table-cell>
          <table:table-cell office:value-type="float" office:value="19380" calcext:value-type="float">
            <text:p>193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4955" calcext:value-type="float">
            <text:p>354955</text:p>
          </table:table-cell>
          <table:table-cell office:value-type="float" office:value="21420" calcext:value-type="float">
            <text:p>214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5707" calcext:value-type="float">
            <text:p>365707</text:p>
          </table:table-cell>
          <table:table-cell office:value-type="float" office:value="25755" calcext:value-type="float">
            <text:p>257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5707" calcext:value-type="float">
            <text:p>365707</text:p>
          </table:table-cell>
          <table:table-cell office:value-type="float" office:value="25755" calcext:value-type="float">
            <text:p>257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3403" calcext:value-type="float">
            <text:p>343403</text:p>
          </table:table-cell>
          <table:table-cell office:value-type="float" office:value="16830" calcext:value-type="float">
            <text:p>168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5984" calcext:value-type="float">
            <text:p>345984</text:p>
          </table:table-cell>
          <table:table-cell office:value-type="float" office:value="15810" calcext:value-type="float">
            <text:p>158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5984" calcext:value-type="float">
            <text:p>345984</text:p>
          </table:table-cell>
          <table:table-cell office:value-type="float" office:value="15810" calcext:value-type="float">
            <text:p>158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6153" calcext:value-type="float">
            <text:p>346153</text:p>
          </table:table-cell>
          <table:table-cell office:value-type="float" office:value="16320" calcext:value-type="float">
            <text:p>163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58673" calcext:value-type="float">
            <text:p>358673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8673" calcext:value-type="float">
            <text:p>358673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0785" calcext:value-type="float">
            <text:p>370785</text:p>
          </table:table-cell>
          <table:table-cell office:value-type="float" office:value="29070" calcext:value-type="float">
            <text:p>2907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0785" calcext:value-type="float">
            <text:p>370785</text:p>
          </table:table-cell>
          <table:table-cell office:value-type="float" office:value="29070" calcext:value-type="float">
            <text:p>2907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0239" calcext:value-type="float">
            <text:p>370239</text:p>
          </table:table-cell>
          <table:table-cell office:value-type="float" office:value="39015" calcext:value-type="float">
            <text:p>390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0239" calcext:value-type="float">
            <text:p>370239</text:p>
          </table:table-cell>
          <table:table-cell office:value-type="float" office:value="39015" calcext:value-type="float">
            <text:p>390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0239" calcext:value-type="float">
            <text:p>370239</text:p>
          </table:table-cell>
          <table:table-cell office:value-type="float" office:value="39015" calcext:value-type="float">
            <text:p>390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9376" calcext:value-type="float">
            <text:p>369376</text:p>
          </table:table-cell>
          <table:table-cell office:value-type="float" office:value="52275" calcext:value-type="float">
            <text:p>522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69376" calcext:value-type="float">
            <text:p>369376</text:p>
          </table:table-cell>
          <table:table-cell office:value-type="float" office:value="52275" calcext:value-type="float">
            <text:p>522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9376" calcext:value-type="float">
            <text:p>369376</text:p>
          </table:table-cell>
          <table:table-cell office:value-type="float" office:value="52275" calcext:value-type="float">
            <text:p>522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4251" calcext:value-type="float">
            <text:p>314251</text:p>
          </table:table-cell>
          <table:table-cell office:value-type="float" office:value="64515" calcext:value-type="float">
            <text:p>645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8470" calcext:value-type="float">
            <text:p>378470</text:p>
          </table:table-cell>
          <table:table-cell office:value-type="float" office:value="101745" calcext:value-type="float">
            <text:p>1017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8470" calcext:value-type="float">
            <text:p>378470</text:p>
          </table:table-cell>
          <table:table-cell office:value-type="float" office:value="101745" calcext:value-type="float">
            <text:p>1017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78470" calcext:value-type="float">
            <text:p>378470</text:p>
          </table:table-cell>
          <table:table-cell office:value-type="float" office:value="101745" calcext:value-type="float">
            <text:p>1017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3415" calcext:value-type="float">
            <text:p>403415</text:p>
          </table:table-cell>
          <table:table-cell office:value-type="float" office:value="229245" calcext:value-type="float">
            <text:p>2292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3415" calcext:value-type="float">
            <text:p>403415</text:p>
          </table:table-cell>
          <table:table-cell office:value-type="float" office:value="229245" calcext:value-type="float">
            <text:p>2292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3415" calcext:value-type="float">
            <text:p>403415</text:p>
          </table:table-cell>
          <table:table-cell office:value-type="float" office:value="229245" calcext:value-type="float">
            <text:p>2292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12616" calcext:value-type="float">
            <text:p>412616</text:p>
          </table:table-cell>
          <table:table-cell office:value-type="float" office:value="260610" calcext:value-type="float">
            <text:p>2606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2616" calcext:value-type="float">
            <text:p>412616</text:p>
          </table:table-cell>
          <table:table-cell office:value-type="float" office:value="260610" calcext:value-type="float">
            <text:p>2606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16932" calcext:value-type="float">
            <text:p>416932</text:p>
          </table:table-cell>
          <table:table-cell office:value-type="float" office:value="479655" calcext:value-type="float">
            <text:p>4796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16932" calcext:value-type="float">
            <text:p>416932</text:p>
          </table:table-cell>
          <table:table-cell office:value-type="float" office:value="479655" calcext:value-type="float">
            <text:p>4796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6242" calcext:value-type="float">
            <text:p>406242</text:p>
          </table:table-cell>
          <table:table-cell office:value-type="float" office:value="495720" calcext:value-type="float">
            <text:p>4957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5612" calcext:value-type="float">
            <text:p>405612</text:p>
          </table:table-cell>
          <table:table-cell office:value-type="float" office:value="523770" calcext:value-type="float">
            <text:p>5237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05612" calcext:value-type="float">
            <text:p>405612</text:p>
          </table:table-cell>
          <table:table-cell office:value-type="float" office:value="523770" calcext:value-type="float">
            <text:p>5237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2814" calcext:value-type="float">
            <text:p>402814</text:p>
          </table:table-cell>
          <table:table-cell office:value-type="float" office:value="520965" calcext:value-type="float">
            <text:p>5209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2814" calcext:value-type="float">
            <text:p>402814</text:p>
          </table:table-cell>
          <table:table-cell office:value-type="float" office:value="520965" calcext:value-type="float">
            <text:p>52096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7977" calcext:value-type="float">
            <text:p>427977</text:p>
          </table:table-cell>
          <table:table-cell office:value-type="float" office:value="565080" calcext:value-type="float">
            <text:p>56508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16026" calcext:value-type="float">
            <text:p>416026</text:p>
          </table:table-cell>
          <table:table-cell office:value-type="float" office:value="543405" calcext:value-type="float">
            <text:p>5434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09256" calcext:value-type="float">
            <text:p>409256</text:p>
          </table:table-cell>
          <table:table-cell office:value-type="float" office:value="528360" calcext:value-type="float">
            <text:p>5283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8918" calcext:value-type="float">
            <text:p>418918</text:p>
          </table:table-cell>
          <table:table-cell office:value-type="float" office:value="547740" calcext:value-type="float">
            <text:p>5477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3635" calcext:value-type="float">
            <text:p>403635</text:p>
          </table:table-cell>
          <table:table-cell office:value-type="float" office:value="505155" calcext:value-type="float">
            <text:p>5051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03635" calcext:value-type="float">
            <text:p>403635</text:p>
          </table:table-cell>
          <table:table-cell office:value-type="float" office:value="505155" calcext:value-type="float">
            <text:p>5051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06152" calcext:value-type="float">
            <text:p>406152</text:p>
          </table:table-cell>
          <table:table-cell office:value-type="float" office:value="434775" calcext:value-type="float">
            <text:p>4347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86357" calcext:value-type="float">
            <text:p>386357</text:p>
          </table:table-cell>
          <table:table-cell office:value-type="float" office:value="310080" calcext:value-type="float">
            <text:p>3100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6357" calcext:value-type="float">
            <text:p>386357</text:p>
          </table:table-cell>
          <table:table-cell office:value-type="float" office:value="310080" calcext:value-type="float">
            <text:p>3100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86357" calcext:value-type="float">
            <text:p>386357</text:p>
          </table:table-cell>
          <table:table-cell office:value-type="float" office:value="310080" calcext:value-type="float">
            <text:p>31008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89798" calcext:value-type="float">
            <text:p>389798</text:p>
          </table:table-cell>
          <table:table-cell office:value-type="float" office:value="102000" calcext:value-type="float">
            <text:p>102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89798" calcext:value-type="float">
            <text:p>389798</text:p>
          </table:table-cell>
          <table:table-cell office:value-type="float" office:value="102000" calcext:value-type="float">
            <text:p>102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1258" calcext:value-type="float">
            <text:p>381258</text:p>
          </table:table-cell>
          <table:table-cell office:value-type="float" office:value="97410" calcext:value-type="float">
            <text:p>974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7022" calcext:value-type="float">
            <text:p>367022</text:p>
          </table:table-cell>
          <table:table-cell office:value-type="float" office:value="68340" calcext:value-type="float">
            <text:p>683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67022" calcext:value-type="float">
            <text:p>367022</text:p>
          </table:table-cell>
          <table:table-cell office:value-type="float" office:value="68340" calcext:value-type="float">
            <text:p>683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71619" calcext:value-type="float">
            <text:p>371619</text:p>
          </table:table-cell>
          <table:table-cell office:value-type="float" office:value="43350" calcext:value-type="float">
            <text:p>433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1619" calcext:value-type="float">
            <text:p>371619</text:p>
          </table:table-cell>
          <table:table-cell office:value-type="float" office:value="43350" calcext:value-type="float">
            <text:p>4335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4807" calcext:value-type="float">
            <text:p>364807</text:p>
          </table:table-cell>
          <table:table-cell office:value-type="float" office:value="36975" calcext:value-type="float">
            <text:p>369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4305" calcext:value-type="float">
            <text:p>344305</text:p>
          </table:table-cell>
          <table:table-cell office:value-type="float" office:value="18870" calcext:value-type="float">
            <text:p>188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4305" calcext:value-type="float">
            <text:p>344305</text:p>
          </table:table-cell>
          <table:table-cell office:value-type="float" office:value="18870" calcext:value-type="float">
            <text:p>188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5654" calcext:value-type="float">
            <text:p>345654</text:p>
          </table:table-cell>
          <table:table-cell office:value-type="float" office:value="16575" calcext:value-type="float">
            <text:p>165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9007" calcext:value-type="float">
            <text:p>349007</text:p>
          </table:table-cell>
          <table:table-cell office:value-type="float" office:value="21165" calcext:value-type="float">
            <text:p>211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3336" calcext:value-type="float">
            <text:p>343336</text:p>
          </table:table-cell>
          <table:table-cell office:value-type="float" office:value="16575" calcext:value-type="float">
            <text:p>165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34411" calcext:value-type="float">
            <text:p>334411</text:p>
          </table:table-cell>
          <table:table-cell office:value-type="float" office:value="9945" calcext:value-type="float">
            <text:p>99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1997" calcext:value-type="float">
            <text:p>271997</text:p>
          </table:table-cell>
          <table:table-cell office:value-type="float" office:value="4845" calcext:value-type="float">
            <text:p>4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5:15:42.487315970</meta:creation-date>
    <dc:date>2017-01-10T15:37:14.442049450</dc:date>
    <meta:editing-duration>PT4M55S</meta:editing-duration>
    <meta:editing-cycles>1</meta:editing-cycles>
    <meta:document-statistic meta:table-count="1" meta:cell-count="543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3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04cm" svg:height="9.006cm" xlink:href=".." xlink:type="simple" chart:class="chart:line" chart:style-name="ch1">
        <chart:plot-area chart:style-name="ch2" table:cell-range-address="Feuille1.A2:Feuille1.B181" chart:data-source-has-labels="column" svg:x="0.522cm" svg:y="0.18cm" svg:width="25.06cm" svg:height="8.646cm">
          <chartooo:coordinate-region svg:x="1.884cm" svg:y="0.379cm" svg:width="23.698cm" svg:height="7.523cm"/>
          <chart:axis chart:dimension="x" chart:name="primary-x" chart:style-name="ch3" chartooo:axis-type="auto">
            <chartooo:date-scale/>
            <chart:categories table:cell-range-address="Feuille1.A2:Feuille1.A181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Feuille1.B2:Feuille1.B181" chart:class="chart:line"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2:Feuille1.A181</svg:desc>
                </draw:g>
              </table:table-cell>
              <table:table-cell office:value-type="float" office:value="248087">
                <text:p>248087</text:p>
                <draw:g>
                  <svg:desc>Feuille1.B2:Feuille1.B1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3100">
                <text:p>3331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5687">
                <text:p>34568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45705">
                <text:p>3457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3231">
                <text:p>3432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9029">
                <text:p>3390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39029">
                <text:p>3390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9769">
                <text:p>349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52415">
                <text:p>3524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2415">
                <text:p>3524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9235">
                <text:p>3392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39235">
                <text:p>33923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2328">
                <text:p>3423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7564">
                <text:p>3475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7564">
                <text:p>3475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6538">
                <text:p>3165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6538">
                <text:p>31653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16538">
                <text:p>3165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34729">
                <text:p>33472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31362">
                <text:p>33136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31362">
                <text:p>3313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52651">
                <text:p>3526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7492">
                <text:p>34749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57034">
                <text:p>3570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8911">
                <text:p>3689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8911">
                <text:p>3689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8241">
                <text:p>33824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42606">
                <text:p>34260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2606">
                <text:p>34260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3768">
                <text:p>34376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5118">
                <text:p>35511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5118">
                <text:p>3551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67704">
                <text:p>3677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67704">
                <text:p>3677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3004">
                <text:p>37300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73004">
                <text:p>37300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73004">
                <text:p>37300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73207">
                <text:p>37320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3207">
                <text:p>37320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73207">
                <text:p>37320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13277">
                <text:p>31327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75506">
                <text:p>37550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75506">
                <text:p>37550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75506">
                <text:p>3755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6211">
                <text:p>39621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96211">
                <text:p>39621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96211">
                <text:p>39621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01330">
                <text:p>40133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01330">
                <text:p>40133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97380">
                <text:p>39738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97380">
                <text:p>39738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88253">
                <text:p>38825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85842">
                <text:p>38584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85842">
                <text:p>3858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5442">
                <text:p>38544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85442">
                <text:p>38544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12071">
                <text:p>41207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00869">
                <text:p>4008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90560">
                <text:p>39056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98579">
                <text:p>39857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79939">
                <text:p>37993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79939">
                <text:p>37993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80211">
                <text:p>38021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64616">
                <text:p>3646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4616">
                <text:p>36461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64616">
                <text:p>36461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73924">
                <text:p>3739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73924">
                <text:p>3739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64269">
                <text:p>36426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50190">
                <text:p>35019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50190">
                <text:p>35019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58538">
                <text:p>35853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58538">
                <text:p>35853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53772">
                <text:p>3537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4615">
                <text:p>33461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34615">
                <text:p>33461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39339">
                <text:p>33933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36896">
                <text:p>33689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30087">
                <text:p>33008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21070">
                <text:p>32107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32269">
                <text:p>23226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14243">
                <text:p>3142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26103">
                <text:p>32610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27809">
                <text:p>3278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4667">
                <text:p>32466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23416">
                <text:p>32341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23416">
                <text:p>32341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37908">
                <text:p>33790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39314">
                <text:p>33931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39314">
                <text:p>33931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27055">
                <text:p>3270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27055">
                <text:p>32705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36950">
                <text:p>33695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39120">
                <text:p>33912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120">
                <text:p>33912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18951">
                <text:p>31895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18951">
                <text:p>31895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18951">
                <text:p>31895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35439">
                <text:p>33543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30560">
                <text:p>33056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30560">
                <text:p>33056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49652">
                <text:p>34965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45476">
                <text:p>34547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54955">
                <text:p>3549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5707">
                <text:p>36570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65707">
                <text:p>36570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43403">
                <text:p>34340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45984">
                <text:p>34598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45984">
                <text:p>3459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46153">
                <text:p>34615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58673">
                <text:p>35867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58673">
                <text:p>35867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70785">
                <text:p>37078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70785">
                <text:p>3707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70239">
                <text:p>37023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70239">
                <text:p>37023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70239">
                <text:p>37023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69376">
                <text:p>36937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69376">
                <text:p>36937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69376">
                <text:p>36937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14251">
                <text:p>31425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78470">
                <text:p>37847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78470">
                <text:p>37847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78470">
                <text:p>37847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03415">
                <text:p>40341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403415">
                <text:p>40341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403415">
                <text:p>4034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12616">
                <text:p>41261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412616">
                <text:p>4126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16932">
                <text:p>41693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416932">
                <text:p>41693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406242">
                <text:p>40624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405612">
                <text:p>40561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405612">
                <text:p>4056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2814">
                <text:p>40281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402814">
                <text:p>40281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427977">
                <text:p>42797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416026">
                <text:p>41602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09256">
                <text:p>40925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418918">
                <text:p>41891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03635">
                <text:p>40363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403635">
                <text:p>40363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06152">
                <text:p>40615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86357">
                <text:p>3863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86357">
                <text:p>38635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86357">
                <text:p>38635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89798">
                <text:p>38979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89798">
                <text:p>38979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81258">
                <text:p>38125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67022">
                <text:p>36702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67022">
                <text:p>36702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71619">
                <text:p>37161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71619">
                <text:p>37161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44305">
                <text:p>3443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44305">
                <text:p>34430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45654">
                <text:p>34565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49007">
                <text:p>34900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43336">
                <text:p>34333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34411">
                <text:p>33441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71997">
                <text:p>27199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1997">
                <text:p>271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552cm" svg:height="9.006cm" xlink:href=".." xlink:type="simple" chart:class="chart:line" chart:style-name="ch1">
        <chart:plot-area chart:style-name="ch2" table:cell-range-address="Feuille1.A2:Feuille1.A181 Feuille1.C2:Feuille1.C181" chart:data-source-has-labels="column" svg:x="0.511cm" svg:y="0.18cm" svg:width="24.53cm" svg:height="8.646cm">
          <chartooo:coordinate-region svg:x="1.873cm" svg:y="0.379cm" svg:width="23.168cm" svg:height="7.523cm"/>
          <chart:axis chart:dimension="x" chart:name="primary-x" chart:style-name="ch3" chartooo:axis-type="auto">
            <chartooo:date-scale/>
            <chart:categories table:cell-range-address="Feuille1.A2:Feuille1.A18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le1.C2:Feuille1.C181" chart:class="chart:line">
            <chart:data-point chart:repeated="18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2:Feuille1.A181</svg:desc>
                </draw:g>
              </table:table-cell>
              <table:table-cell office:value-type="float" office:value="0">
                <text:p>0</text:p>
                <draw:g>
                  <svg:desc>Feuille1.C2:Feuille1.C1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535">
                <text:p>1453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770">
                <text:p>1377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770">
                <text:p>1377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615">
                <text:p>1861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065">
                <text:p>1606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615">
                <text:p>186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360">
                <text:p>1836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360">
                <text:p>1836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7230">
                <text:p>3723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230">
                <text:p>3723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7230">
                <text:p>3723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2840">
                <text:p>4284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4530">
                <text:p>15453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54530">
                <text:p>1545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4530">
                <text:p>15453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84620">
                <text:p>18462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84620">
                <text:p>18462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06255">
                <text:p>30625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06255">
                <text:p>30625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10335">
                <text:p>31033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42720">
                <text:p>3427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2720">
                <text:p>3427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42975">
                <text:p>34297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42975">
                <text:p>34297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98820">
                <text:p>39882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80205">
                <text:p>3802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7200">
                <text:p>36720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47820">
                <text:p>34782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04980">
                <text:p>30498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04980">
                <text:p>30498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5965">
                <text:p>26596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4510">
                <text:p>20451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4510">
                <text:p>20451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04510">
                <text:p>20451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5880">
                <text:p>9588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5880">
                <text:p>9588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2475">
                <text:p>624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4680">
                <text:p>3468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4680">
                <text:p>3468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830">
                <text:p>168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5045">
                <text:p>1504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750">
                <text:p>1275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7595">
                <text:p>1759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595">
                <text:p>1759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9380">
                <text:p>1938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1420">
                <text:p>2142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5755">
                <text:p>2575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5755">
                <text:p>2575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6830">
                <text:p>1683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5810">
                <text:p>1581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5810">
                <text:p>158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8360">
                <text:p>1836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8360">
                <text:p>183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9070">
                <text:p>2907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9070">
                <text:p>2907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9015">
                <text:p>3901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9015">
                <text:p>3901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9015">
                <text:p>3901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2275">
                <text:p>5227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2275">
                <text:p>5227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52275">
                <text:p>5227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4515">
                <text:p>6451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01745">
                <text:p>10174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01745">
                <text:p>10174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01745">
                <text:p>10174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245">
                <text:p>22924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29245">
                <text:p>229245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29245">
                <text:p>22924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60610">
                <text:p>26061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60610">
                <text:p>26061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79655">
                <text:p>47965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479655">
                <text:p>47965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495720">
                <text:p>49572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523770">
                <text:p>52377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523770">
                <text:p>52377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20965">
                <text:p>52096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20965">
                <text:p>52096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565080">
                <text:p>56508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543405">
                <text:p>54340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28360">
                <text:p>52836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547740">
                <text:p>54774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505155">
                <text:p>50515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05155">
                <text:p>50515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34775">
                <text:p>43477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10080">
                <text:p>31008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10080">
                <text:p>31008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10080">
                <text:p>31008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97410">
                <text:p>9741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68340">
                <text:p>6834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68340">
                <text:p>6834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43350">
                <text:p>4335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3350">
                <text:p>4335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6975">
                <text:p>36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6575">
                <text:p>1657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1165">
                <text:p>2116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6575">
                <text:p>1657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9945">
                <text:p>994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845">
                <text:p>4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